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e94ec"/>
    </style:style>
    <style:style style:name="P4" style:family="paragraph" style:parent-style-name="Standard">
      <style:text-properties style:font-name="Trebuchet MS" officeooo:rsid="001c14f1" officeooo:paragraph-rsid="001e94ec"/>
    </style:style>
    <style:style style:name="P5" style:family="paragraph" style:parent-style-name="Standard">
      <style:paragraph-properties fo:margin-left="0cm" fo:text-indent="0cm" style:auto-text-indent="false"/>
      <style:text-properties style:font-name="Trebuchet MS" officeooo:rsid="001c14f1" officeooo:paragraph-rsid="0027594b"/>
    </style:style>
    <style:style style:name="P6" style:family="paragraph" style:parent-style-name="Standard">
      <style:text-properties style:font-name="Trebuchet MS" officeooo:rsid="001b288e" officeooo:paragraph-rsid="001b288e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Trebuchet MS" officeooo:rsid="0024a9f4" officeooo:paragraph-rsid="003f599d"/>
    </style:style>
    <style:style style:name="P8" style:family="paragraph" style:parent-style-name="Standard">
      <style:paragraph-properties fo:margin-left="0cm" fo:text-align="start" style:justify-single-word="false" fo:text-indent="0cm" style:auto-text-indent="false"/>
      <style:text-properties style:font-name="Trebuchet MS" fo:font-weight="bold" officeooo:rsid="0024a9f4" officeooo:paragraph-rsid="003f599d" style:font-weight-asian="bold" style:font-weight-complex="bold"/>
    </style:style>
    <style:style style:name="P9" style:family="paragraph" style:parent-style-name="Standard">
      <style:text-properties style:font-name="Trebuchet MS" officeooo:rsid="001c14f1" officeooo:paragraph-rsid="00396f3d"/>
    </style:style>
    <style:style style:name="P10" style:family="paragraph" style:parent-style-name="Standard" style:list-style-name="L1">
      <style:text-properties style:font-name="Trebuchet MS" officeooo:paragraph-rsid="00214de3"/>
    </style:style>
    <style:style style:name="P11" style:family="paragraph" style:parent-style-name="Standard">
      <style:text-properties style:font-name="Trebuchet MS" officeooo:paragraph-rsid="001c14f1"/>
    </style:style>
    <style:style style:name="P12" style:family="paragraph" style:parent-style-name="Standard">
      <style:text-properties style:font-name="Trebuchet MS" fo:font-weight="bold" officeooo:rsid="001c14f1" officeooo:paragraph-rsid="001c14f1" style:font-weight-asian="bold" style:font-weight-complex="bold"/>
    </style:style>
    <style:style style:name="P13" style:family="paragraph" style:parent-style-name="Standard" style:list-style-name="L2">
      <style:text-properties style:font-name="Trebuchet MS" officeooo:paragraph-rsid="00405448"/>
    </style:style>
    <style:style style:name="P14" style:family="paragraph" style:parent-style-name="Standard" style:list-style-name="L2">
      <style:text-properties style:font-name="Trebuchet MS" officeooo:paragraph-rsid="00410936"/>
    </style:style>
    <style:style style:name="P15" style:family="paragraph" style:parent-style-name="Standard">
      <style:text-properties style:font-name="Trebuchet MS" officeooo:rsid="00427b96" officeooo:paragraph-rsid="00427b96"/>
    </style:style>
    <style:style style:name="P16" style:family="paragraph" style:parent-style-name="Standard">
      <style:text-properties style:font-name="Trebuchet MS" officeooo:rsid="00438b9b" officeooo:paragraph-rsid="00438b9b"/>
    </style:style>
    <style:style style:name="P17" style:family="paragraph" style:parent-style-name="Standard">
      <style:text-properties style:font-name="Trebuchet MS" officeooo:rsid="00454490" officeooo:paragraph-rsid="00454490"/>
    </style:style>
    <style:style style:name="P18" style:family="paragraph" style:parent-style-name="Standard">
      <style:text-properties style:text-line-through-style="none" style:text-line-through-type="none" style:font-name="Trebuchet MS" fo:font-style="normal" style:text-underline-style="none" officeooo:rsid="0045f930" officeooo:paragraph-rsid="004b6f51" style:font-style-asian="normal" style:font-style-complex="normal"/>
    </style:style>
    <style:style style:name="P19" style:family="paragraph" style:parent-style-name="Standard">
      <style:text-properties style:text-line-through-style="none" style:text-line-through-type="none" style:font-name="Trebuchet MS" fo:font-style="normal" style:text-underline-style="none" fo:font-weight="normal" officeooo:rsid="0045f930" officeooo:paragraph-rsid="005243b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style:font-name="Trebuchet MS" fo:font-style="normal" style:text-underline-style="none" fo:font-weight="bold" officeooo:rsid="004d0241" officeooo:paragraph-rsid="005243b1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text-line-through-style="none" style:text-line-through-type="none" style:font-name="Trebuchet MS" fo:font-style="normal" style:text-underline-style="none" fo:font-weight="bold" officeooo:rsid="0045f930" officeooo:paragraph-rsid="00559b31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text-line-through-style="none" style:text-line-through-type="none" style:font-name="Trebuchet MS" fo:font-style="normal" style:text-underline-style="none" officeooo:rsid="0045f930" officeooo:paragraph-rsid="00548de7" style:font-style-asian="normal" style:font-style-complex="normal"/>
    </style:style>
    <style:style style:name="P23" style:family="paragraph" style:parent-style-name="Standard">
      <style:text-properties style:text-line-through-style="none" style:text-line-through-type="none" style:font-name="Trebuchet MS" fo:font-style="normal" style:text-underline-style="none" officeooo:rsid="0045f930" officeooo:paragraph-rsid="0050545e" style:font-style-asian="normal" style:font-style-complex="normal"/>
    </style:style>
    <style:style style:name="P24" style:family="paragraph" style:parent-style-name="Standard">
      <style:text-properties style:text-line-through-style="solid" style:text-line-through-type="single" style:font-name="Trebuchet MS" fo:font-style="italic" style:text-underline-style="none" officeooo:rsid="0045f930" officeooo:paragraph-rsid="00527623" style:font-style-asian="italic" style:font-style-complex="italic"/>
    </style:style>
    <style:style style:name="P25" style:family="paragraph" style:parent-style-name="Standard">
      <style:text-properties style:text-line-through-style="solid" style:text-line-through-type="single" style:font-name="Trebuchet MS" fo:font-style="italic" style:text-underline-style="none" officeooo:rsid="0045f930" officeooo:paragraph-rsid="005343e3" style:font-style-asian="italic" style:font-style-complex="italic"/>
    </style:style>
    <style:style style:name="P26" style:family="paragraph" style:parent-style-name="Standard">
      <style:text-properties style:text-line-through-style="solid" style:text-line-through-type="single" style:font-name="Trebuchet MS" fo:font-style="italic" style:text-underline-style="none" officeooo:rsid="0045f930" officeooo:paragraph-rsid="00559b31" style:font-style-asian="italic" style:font-style-complex="italic"/>
    </style:style>
    <style:style style:name="T1" style:family="text">
      <style:text-properties style:font-name="Trebuchet MS" fo:font-weight="bold" officeooo:rsid="001e94ec" style:font-weight-asian="bold" style:font-weight-complex="bold"/>
    </style:style>
    <style:style style:name="T2" style:family="text">
      <style:text-properties style:font-name="Trebuchet MS" fo:font-weight="bold" officeooo:rsid="003d821c" style:font-weight-asian="bold" style:font-weight-complex="bold"/>
    </style:style>
    <style:style style:name="T3" style:family="text">
      <style:text-properties style:font-name="Trebuchet MS" officeooo:rsid="001e94ec"/>
    </style:style>
    <style:style style:name="T4" style:family="text">
      <style:text-properties style:font-name="Trebuchet MS" officeooo:rsid="0038eef1"/>
    </style:style>
    <style:style style:name="T5" style:family="text">
      <style:text-properties style:font-name="Trebuchet MS" officeooo:rsid="001b288e"/>
    </style:style>
    <style:style style:name="T6" style:family="text">
      <style:text-properties fo:font-weight="bold" officeooo:rsid="001e94ec" style:font-weight-asian="bold" style:font-weight-complex="bold"/>
    </style:style>
    <style:style style:name="T7" style:family="text">
      <style:text-properties fo:font-weight="bold" officeooo:rsid="0038eef1" style:font-weight-asian="bold" style:font-weight-complex="bold"/>
    </style:style>
    <style:style style:name="T8" style:family="text">
      <style:text-properties fo:font-weight="bold" officeooo:rsid="003d821c" style:font-weight-asian="bold" style:font-weight-complex="bold"/>
    </style:style>
    <style:style style:name="T9" style:family="text">
      <style:text-properties officeooo:rsid="001e94ec"/>
    </style:style>
    <style:style style:name="T10" style:family="text">
      <style:text-properties officeooo:rsid="0038eef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96f3d" style:font-weight-asian="bold" style:font-weight-complex="bold"/>
    </style:style>
    <style:style style:name="T13" style:family="text">
      <style:text-properties officeooo:rsid="003d821c"/>
    </style:style>
    <style:style style:name="T14" style:family="text">
      <style:text-properties officeooo:rsid="00396f3d"/>
    </style:style>
    <style:style style:name="T15" style:family="text">
      <style:text-properties officeooo:rsid="001fbd07"/>
    </style:style>
    <style:style style:name="T16" style:family="text">
      <style:text-properties officeooo:rsid="001f880e"/>
    </style:style>
    <style:style style:name="T17" style:family="text">
      <style:text-properties officeooo:rsid="001b288e"/>
    </style:style>
    <style:style style:name="T18" style:family="text">
      <style:text-properties officeooo:rsid="002a9b1f"/>
    </style:style>
    <style:style style:name="T19" style:family="text">
      <style:text-properties officeooo:rsid="002b5faa"/>
    </style:style>
    <style:style style:name="T20" style:family="text">
      <style:text-properties officeooo:rsid="003f599d"/>
    </style:style>
    <style:style style:name="T21" style:family="text">
      <style:text-properties officeooo:rsid="003c3003"/>
    </style:style>
    <style:style style:name="T22" style:family="text">
      <style:text-properties officeooo:rsid="002e9a32"/>
    </style:style>
    <style:style style:name="T23" style:family="text">
      <style:text-properties officeooo:rsid="00328469"/>
    </style:style>
    <style:style style:name="T24" style:family="text">
      <style:text-properties officeooo:rsid="00405448"/>
    </style:style>
    <style:style style:name="T25" style:family="text">
      <style:text-properties officeooo:rsid="001c14f1"/>
    </style:style>
    <style:style style:name="T26" style:family="text">
      <style:text-properties officeooo:rsid="00410936"/>
    </style:style>
    <style:style style:name="T27" style:family="text">
      <style:text-properties officeooo:rsid="0030aedd"/>
    </style:style>
    <style:style style:name="T28" style:family="text">
      <style:text-properties officeooo:rsid="00363a1b"/>
    </style:style>
    <style:style style:name="T29" style:family="text">
      <style:text-properties officeooo:rsid="00482839"/>
    </style:style>
    <style:style style:name="T30" style:family="text">
      <style:text-properties officeooo:rsid="0049a10d"/>
    </style:style>
    <style:style style:name="T31" style:family="text">
      <style:text-properties officeooo:rsid="004b6f51"/>
    </style:style>
    <style:style style:name="T32" style:family="text">
      <style:text-properties officeooo:rsid="004d0241"/>
    </style:style>
    <style:style style:name="T33" style:family="text">
      <style:text-properties officeooo:rsid="005243b1"/>
    </style:style>
    <style:style style:name="T34" style:family="text">
      <style:text-properties officeooo:rsid="0050545e"/>
    </style:style>
    <style:style style:name="T35" style:family="text">
      <style:text-properties officeooo:rsid="00548de7"/>
    </style:style>
    <style:style style:name="T36" style:family="text">
      <style:text-properties officeooo:rsid="0052b13e"/>
    </style:style>
    <style:style style:name="T37" style:family="text">
      <style:text-properties officeooo:rsid="005343e3"/>
    </style:style>
    <style:style style:name="T38" style:family="text">
      <style:text-properties officeooo:rsid="00559b3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:</text:p>
      <text:p text:style-name="P1"/>
      <text:p text:style-name="P2">v1 --&gt; Iniciado a criação do banco de dados</text:p>
      <text:p text:style-name="P2">v2 --&gt; Tabelas de: endereço, posto de saúde, profissional</text:p>
      <text:p text:style-name="P2">v3 --&gt; Tabelas de: users, registro atividades e cbo</text:p>
      <text:p text:style-name="P2">v4 --&gt; Tabela Logs</text:p>
      <text:p text:style-name="P2"/>
      <text:p text:style-name="P2"/>
      <text:p text:style-name="P1">Back-End:</text:p>
      <text:p text:style-name="P2"/>
      <text:p text:style-name="P2"/>
      <text:p text:style-name="P2"/>
      <text:p text:style-name="P2"/>
      <text:p text:style-name="P1">Front-End:</text:p>
      <text:p text:style-name="P1"/>
      <text:p text:style-name="P3"><text:span text:style-name="T1">Versão 1.</text:span><text:span text:style-name="T2">0</text:span><text:span text:style-name="T1"><text:tab/></text:span><text:span text:style-name="T3">→ <text:s/></text:span><text:span text:style-name="T4">Criação do projeto usando </text:span><text:span text:style-name="T5">Framework próprio baseado em HTML PURO.</text:span></text:p>
      <text:p text:style-name="P4"/>
      <text:p text:style-name="P4"/>
      <text:p text:style-name="P5"><text:span text:style-name="T6">Versão </text:span><text:span text:style-name="T7">2.</text:span><text:span text:style-name="T8">0</text:span><text:span text:style-name="T7"><text:tab/></text:span><text:span text:style-name="T9">→ <text:s/></text:span><text:span text:style-name="T10">Testes utilizando o Framework </text:span><text:span text:style-name="T9">Tailwind</text:span><text:span text:style-name="T10">.</text:span></text:p>
      <text:p text:style-name="P6"/>
      <text:p text:style-name="P6"/>
      <text:p text:style-name="P7"><text:span text:style-name="T11">Alteração do nome do projeto:</text:span> <text:span text:style-name="T11">PEP VivaSaude</text:span> <text:span text:style-name="T9">→</text:span> <text:span text:style-name="T11">VyaSaúde</text:span></text:p>
      <text:p text:style-name="P8"/>
      <text:p text:style-name="P6"/>
      <text:p text:style-name="P9"><text:span text:style-name="T6">Versão </text:span><text:span text:style-name="T7">2.</text:span><text:span text:style-name="T12">1<text:tab/></text:span><text:span text:style-name="T6">→ <text:s/></text:span><text:span text:style-name="T7">Testes utilizando </text:span><text:span text:style-name="T11">HTML PURO com Bootstrap</text:span></text:p>
      <text:list text:style-name="L1">
        <text:list-item>
          <text:p text:style-name="P10"><text:span text:style-name="T13">[</text:span><text:span text:style-name="T14">2</text:span><text:span text:style-name="T15">.1.</text:span><text:span text:style-name="T14">1</text:span><text:span text:style-name="T13">] <text:s text:c="2"/></text:span><text:span text:style-name="T9">→ <text:s/><text:tab/></text:span><text:span text:style-name="T14">Remodelagem do projeto usando </text:span><text:span text:style-name="T16">o </text:span><text:span text:style-name="T14">Framework</text:span><text:span text:style-name="T16"> Bootstrap</text:span><text:span text:style-name="T17">.</text:span></text:p>
        </text:list-item>
        <text:list-item>
          <text:p text:style-name="P10"><text:span text:style-name="T13">[</text:span><text:span text:style-name="T14">2</text:span><text:span text:style-name="T15">.</text:span><text:span text:style-name="T14">1.</text:span><text:span text:style-name="T15">2</text:span><text:span text:style-name="T13">] <text:s text:c="2"/></text:span><text:span text:style-name="T9">→ <text:s/><text:tab/></text:span><text:span text:style-name="T18">Pequenos testes e ajustes de estilização </text:span><text:span text:style-name="T14">nas páginas de Login.</text:span></text:p>
        </text:list-item>
        <text:list-item>
          <text:p text:style-name="P10"><text:span text:style-name="T13">[</text:span><text:span text:style-name="T14">2</text:span><text:span text:style-name="T15">.</text:span><text:span text:style-name="T14">1.</text:span><text:span text:style-name="T15">3</text:span><text:span text:style-name="T13">] <text:s text:c="2"/></text:span><text:span text:style-name="T9">→ <text:s/><text:tab/></text:span><text:span text:style-name="T18">Adicionado ambiente de visualização </text:span><text:span text:style-name="T19">dos</text:span><text:span text:style-name="T18"> usuários Paciente e Agente.</text:span></text:p>
        </text:list-item>
      </text:list>
      <text:p text:style-name="P11"/>
      <text:p text:style-name="P11"/>
      <text:p text:style-name="P12"><text:span text:style-name="T9">Versão </text:span><text:span text:style-name="T20">3.0<text:tab/></text:span><text:span text:style-name="T9">→ <text:s/></text:span>React + Vite com React Bootstrap</text:p>
      <text:list text:style-name="L2">
        <text:list-item>
          <text:p text:style-name="P13"><text:span text:style-name="T13">[</text:span><text:span text:style-name="T21">3</text:span><text:span text:style-name="T22">.</text:span><text:span text:style-name="T23">0</text:span><text:span text:style-name="T13">] <text:s text:c="5"/></text:span><text:span text:style-name="T9">→ <text:s/><text:tab/></text:span><text:span text:style-name="T24">Migração do projeto</text:span><text:span text:style-name="T25"> para o React + Vite visando melhor componentização e organização do projeto. </text:span><text:span text:style-name="T26">Criado a </text:span><text:span text:style-name="T27">estrutura do projeto.</text:span></text:p>
        </text:list-item>
        <text:list-item>
          <text:p text:style-name="P13"><text:span text:style-name="T13">[</text:span><text:span text:style-name="T21">3</text:span><text:span text:style-name="T27">.</text:span><text:span text:style-name="T20">0.</text:span><text:span text:style-name="T23">1</text:span><text:span text:style-name="T13">] <text:s text:c="2"/></text:span><text:span text:style-name="T9">→ <text:s/><text:tab/>Criado a estrutura das páginas. </text:span><text:span text:style-name="T24">Iniciado a</text:span><text:span text:style-name="T9"> configuração das rotas de navegação, </text:span><text:span text:style-name="T24">bem como o</text:span><text:span text:style-name="T9"> refin</text:span><text:span text:style-name="T24">o</text:span><text:span text:style-name="T9"> </text:span><text:span text:style-name="T24">d</text:span><text:span text:style-name="T9">a estilização das páginas de Login.</text:span></text:p>
        </text:list-item>
        <text:list-item>
          <text:p text:style-name="P13"><text:span text:style-name="T13">[</text:span><text:span text:style-name="T21">3</text:span><text:span text:style-name="T28">.</text:span><text:span text:style-name="T20">0.</text:span><text:span text:style-name="T28">2</text:span><text:span text:style-name="T13">] <text:s text:c="2"/></text:span><text:span text:style-name="T9">→ <text:s/><text:tab/></text:span><text:span text:style-name="T28">Integração das páginas </text:span><text:span text:style-name="T26">de Login </text:span><text:span text:style-name="T28">através de rotas; Iniciado os conteúdos das páginas de cadastro e consultas dos Agentes para os Pacientes. Feito ajustes na barra lateral </text:span><text:span text:style-name="T26">e cabeçalho</text:span><text:span text:style-name="T28">. </text:span></text:p>
        </text:list-item>
        <text:list-item>
          <text:p text:style-name="P13"><text:span text:style-name="T13">[</text:span><text:span text:style-name="T21">3</text:span><text:span text:style-name="T28">.</text:span><text:span text:style-name="T20">0.</text:span><text:span text:style-name="T24">3</text:span><text:span text:style-name="T13">] <text:s text:c="2"/></text:span><text:span text:style-name="T9">→ <text:s/><text:tab/></text:span><text:span text:style-name="T26">Realizado a integração do Front-end, Back-end e Banco de dados, utilizando como base as telas de login, e cadastro (de paciente – tela de login).</text:span></text:p>
          <text:p text:style-name="P14"/>
        </text:list-item>
      </text:list>
      <text:p text:style-name="P15">(4.3) &gt; Cadastro funcional</text:p>
      <text:p text:style-name="P16">(4.3.4) &gt; Reestruturação das páginas e Componentes</text:p>
      <text:p text:style-name="P16">(4.3.6) &gt; Implementação da autenticação</text:p>
      <text:p text:style-name="P16"/>
      <text:p text:style-name="P17">(4.4.0) &gt; Implementação do JWT <text:span text:style-name="T29">pra realizar </text:span>autenticação <text:span text:style-name="T29">das rotas </text:span><text:span text:style-name="T30">baseadas em Token</text:span></text:p>
      <text:p text:style-name="P17">(4.4.1) &gt; Finalização da implementação do JWT <text:span text:style-name="T29">+ Implementação da estilização das Páginas Iniciais (v4.3.8)</text:span></text:p>
      <text:p text:style-name="P18">(4.4.2) &gt; Implementação da recuperação de senha <text:span text:style-name="T31">e </text:span>nomes dinamicos. (nodemailer)</text:p>
      <text:p text:style-name="P18"/>
      <text:p text:style-name="P19"><text:soft-page-break/>(4.4.<text:span text:style-name="T31">3</text:span>) &gt; <text:span text:style-name="T32">Tela de perfil do paciente funcional (Exibindo informações do banco).</text:span></text:p>
      <text:p text:style-name="P20"/>
      <text:p text:style-name="P21">(4.4.<text:span text:style-name="T33">4</text:span>) &gt; <text:span text:style-name="T34">Mesclagem entre Frontend (Luiz e Daniel) e Backend (Raul);</text:span></text:p>
      <text:p text:style-name="P22"/>
      <text:p text:style-name="P23">(4.4.<text:span text:style-name="T35">5</text:span>) &gt; <text:span text:style-name="T36">Reformulação da estrutura de autenticação seguindo o modelo aplicado em aula</text:span></text:p>
      <text:p text:style-name="P23"/>
      <text:p text:style-name="P24">(4.4.) &gt; Implementação <text:span text:style-name="T31">de</text:span> pop-ups melhorados. (react-toastify)</text:p>
      <text:p text:style-name="P24"/>
      <text:p text:style-name="P25">(4.4.) &gt; <text:span text:style-name="T37">Alteração de framework de estilos (Bootstrap » MaterialsUI) devido a estrutura pronta pra Dashboards e CRUD (dentro do app), allém de campos pré estilizados mais abrangentes e refinados.</text:span></text:p>
      <text:p text:style-name="P25"/>
      <text:p text:style-name="P26">(4.4.) &gt; <text:span text:style-name="T38">Telas de </text:span><text:span text:style-name="T37"><text:s/>Dashboards e </text:span><text:span text:style-name="T38">Banco de Dados (CRUD </text:span><text:span text:style-name="T37">dentro do app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31cm" fo:margin-right="1.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9:34:26.643847000</meta:creation-date>
    <dc:date>2025-10-13T01:29:41.581298400</dc:date>
    <meta:editing-duration>PT12H26M13S</meta:editing-duration>
    <meta:editing-cycles>50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32" meta:word-count="372" meta:character-count="2308" meta:non-whitespace-character-count="1941"/>
  </office:meta>
</office:document-meta>
</file>